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472cm"/>
    </style:style>
    <style:style style:name="co6" style:family="table-column">
      <style:table-column-properties fo:break-before="auto" style:column-width="4.0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3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" style:family="table-cell" style:parent-style-name="Default">
      <style:text-properties style:font-name="Comfortaa Medium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4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3"/>
          <table:table-cell table:style-name="ce13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54"/>
          <table:table-cell table:style-name="ce13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54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54"/>
          <table:table-cell table:style-name="ce1" table:number-columns-repeated="44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3"/>
          <table:table-cell table:style-name="ce13"/>
          <table:covered-table-cell table:number-columns-repeated="4" table:style-name="ce54"/>
          <table:table-cell table:style-name="ce13"/>
          <table:covered-table-cell table:number-columns-repeated="4" table:style-name="ce54"/>
          <table:table-cell table:style-name="ce1"/>
          <table:covered-table-cell table:number-columns-repeated="4" table:style-name="ce54"/>
          <table:table-cell table:style-name="ce1" table:number-columns-repeated="44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3"/>
          <table:table-cell table:style-name="ce56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3"/>
          <table:table-cell table:style-name="ce56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56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4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54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40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Einweisung </text:p>
          </table:table-cell>
          <table:table-cell table:style-name="ce147" office:value-type="date" office:date-value="2021-04-12" calcext:value-type="date">
            <text:p>12.04.21</text:p>
          </table:table-cell>
          <table:table-cell table:style-name="ce14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40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einarbeitung</text:p>
          </table:table-cell>
          <table:table-cell table:style-name="ce147" office:value-type="date" office:date-value="2021-04-13" calcext:value-type="date">
            <text:p>13.04.21</text:p>
          </table:table-cell>
          <table:table-cell table:style-name="ce140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40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Kollision hinzufügen</text:p>
          </table:table-cell>
          <table:table-cell table:style-name="ce147" office:value-type="date" office:date-value="2021-04-14" calcext:value-type="date">
            <text:p>14.04.21</text:p>
          </table:table-cell>
          <table:table-cell table:style-name="ce14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41" office:value-type="float" office:value="4" calcext:value-type="float">
            <text:p>4</text:p>
          </table:table-cell>
          <table:table-cell table:style-name="ce1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““ + Background Musik</text:p>
          </table:table-cell>
          <table:table-cell table:style-name="ce147" office:value-type="date" office:date-value="2021-04-15" calcext:value-type="date">
            <text:p>15.04.21</text:p>
          </table:table-cell>
          <table:table-cell table:style-name="ce141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13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41" office:value-type="float" office:value="2" calcext:value-type="float">
            <text:p>2</text:p>
          </table:table-cell>
          <table:table-cell table:style-name="ce1"/>
          <table:table-cell table:style-name="ce122" office:value-type="string" calcext:value-type="string">
            <text:p>-</text:p>
          </table:table-cell>
          <table:table-cell table:style-name="ce92"/>
          <table:table-cell table:style-name="ce147"/>
          <table:table-cell table:style-name="ce141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42" office:value-type="float" office:value="1" calcext:value-type="float">
            <text:p>1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54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64" office:value-type="float" office:value="4" calcext:value-type="float">
            <text:p>4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9"/>
          <table:table-cell table:style-name="ce64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48"/>
          <table:table-cell table:style-name="ce142"/>
          <table:table-cell table:style-name="ce1" table:number-columns-repeated="44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44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0"/>
          <table:table-cell table:style-name="ce144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9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34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Level Design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9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8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13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39" office:value-type="string" calcext:value-type="string">
            <text:p>-</text:p>
          </table:table-cell>
          <table:table-cell table:style-name="ce101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9.03.21</text:p>
          </table:table-cell>
          <table:table-cell table:style-name="ce7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Backup / Invites</text:p>
          </table:table-cell>
          <table:table-cell table:style-name="ce146" office:value-type="string" calcext:value-type="string">
            <text:p>12.04.21</text:p>
          </table:table-cell>
          <table:table-cell table:style-name="ce167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1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2"/>
          <table:table-cell table:style-name="ce152"/>
          <table:table-cell table:style-name="ce118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30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11" table:number-columns-repeated="2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30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16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22.03.21</text:p>
          </table:table-cell>
          <table:table-cell table:style-name="ce30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4-12" calcext:value-type="date">
            <text:p>12.04.21</text:p>
          </table:table-cell>
          <table:table-cell table:style-name="ce30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23.03.21</text:p>
          </table:table-cell>
          <table:table-cell table:style-name="ce64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erstellen(cube_2)</text:p>
          </table:table-cell>
          <table:table-cell table:style-name="ce111" office:value-type="date" office:date-value="2021-04-13" calcext:value-type="date">
            <text:p>13.04.21</text:p>
          </table:table-cell>
          <table:table-cell table:style-name="ce30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25.03.21</text:p>
          </table:table-cell>
          <table:table-cell table:style-name="ce30"/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 (cube_3)</text:p>
          </table:table-cell>
          <table:table-cell table:style-name="ce111" office:value-type="date" office:date-value="2021-04-14" calcext:value-type="date">
            <text:p>14.04.21</text:p>
          </table:table-cell>
          <table:table-cell table:style-name="ce30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akter Design (cube_4)</text:p>
          </table:table-cell>
          <table:table-cell table:style-name="ce127" office:value-type="date" office:date-value="2021-04-15" calcext:value-type="date">
            <text:p>15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27"/>
          <table:table-cell table:style-name="ce87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5)</text:p>
          </table:table-cell>
          <table:table-cell table:style-name="ce127" office:value-type="date" office:date-value="2021-04-16" calcext:value-type="date">
            <text:p>16.04.21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77" calcext:value-type="float">
            <text:p>77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10" calcext:value-type="float">
            <text:p>10</text:p>
          </table:table-cell>
          <table:table-cell table:style-name="ce1" table:number-columns-repeated="44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.00.0000</text:date>, <text:time style:data-style-name="N2" text:time-value="15:03:54.0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20</meta:editing-cycles>
    <meta:editing-duration>PT1H49M29S</meta:editing-duration>
    <dc:date>2021-04-16T15:05:05.069000000</dc:date>
    <meta:document-statistic meta:table-count="1" meta:cell-count="505" meta:object-count="0"/>
  </office:meta>
</office:document-meta>
</file>